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Heading_20_1" style:master-page-name="First_20_Page">
      <style:paragraph-properties style:page-number="auto"/>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text-position="33% 8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e OpenLCB suite of protocols can be used on multiple physical transports; this document describ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Specifications:</text:p>
      <text:list xml:id="list862589763363460587" text:style-name="L1">
        <text:list-item>
          <text:p text:style-name="P12">The OpenLCB-CAN Physical Layer Standard, which specifies the physical layer for transporting OpenLCB-CAN frames</text:p>
        </text:list-item>
        <text:list-item>
          <text:p text:style-name="P12">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5">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7">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9092889149718262066" text:style-name="L2">
        <text:list-item>
          <text:p text:style-name="P13">Inhibited</text:p>
        </text:list-item>
        <text:list-item>
          <text:p text:style-name="P13">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623232533185008665" text:style-name="L3">
        <text:list-item>
          <text:p text:style-name="P14">Generate a tentative source Node ID alias value</text:p>
        </text:list-item>
        <text:list-item>
          <text:p text:style-name="P14"><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4">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4">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4">Transmit a Check ID frame (CID) with MMM = 0x4, the most-significant 12 bits of the full Node ID in the NNNN, NNNN, NNNN remaining twelve bits of the Variable Field, and the tentative source Node ID alias value in the Source NID Alias field.</text:p>
        </text:list-item>
      </text:list>
      <text:list xml:id="list5122758776516826820" text:style-name="L4">
        <text:list-item>
          <text:p text:style-name="P15">Wait at least 200 milliseconds</text:p>
        </text:list-item>
        <text:list-item>
          <text:p text:style-name="P15">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051132819164997674" text:style-name="L5">
        <text:list-item>
          <text:p text:style-name="P16">Have or obtain a validly reserved Node ID alias</text:p>
        </text:list-item>
        <text:list-item>
          <text:p text:style-name="P16">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2485240171629079971" text:style-name="L6">
        <text:list-item>
          <text:p text:style-name="P17">If the frame is a Check ID (CID) frame, send a Reserve ID (RID) frame in response.</text:p>
        </text:list-item>
        <text:list-item>
          <text:p text:style-name="P17">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17">If the frame is not a Check ID (CID) frame and the node is not in Permitted state, the node shall immediately release the matching Node ID alias.</text:p>
        </text:list-item>
        <text:list-item>
          <text:p text:style-name="P17">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2549776110874912744" text:style-name="L7">
        <text:list-item>
          <text:p text:style-name="P18">may, but is not required to, signal the user that duplicate Node ID values exist using a other directly-visible indicator</text:p>
        </text:list-item>
        <text:list-item>
          <text:p text:style-name="P18">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6">message <text:s/>a Producer-Consumer Event Report (PCER) message with the reserved Event ID “Duplicate Node ID Detected”. More </text:span><text:span text:style-name="T6">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Frame Format (Normative)<text:tab/>1</text:p>
          <text:p text:style-name="P20"><text:s/>5 States<text:tab/>2</text:p>
          <text:p text:style-name="P20"><text:s/>6 CAN-specific Control Frames and Interactions (Normative).<text:tab/>3</text:p>
          <text:p text:style-name="P21"><text:s/>6.1 Control Frame Format<text:tab/>3</text:p>
          <text:p text:style-name="P21"><text:s/>6.2 Interactions<text:tab/>3</text:p>
          <text:p text:style-name="P22"><text:s/>6.2.1 Reserving a Node ID Alias<text:tab/>3</text:p>
          <text:p text:style-name="P22"><text:s/>6.2.2 Transition to Permitted State<text:tab/>4</text:p>
          <text:p text:style-name="P22"><text:s/>6.2.3 Node ID Alias validation<text:tab/>4</text:p>
          <text:p text:style-name="P22"><text:s/>6.2.4 Transition to Inhibited State<text:tab/>4</text:p>
          <text:p text:style-name="P22"><text:s/>6.2.5 Node ID Alias Collision Handling<text:tab/>5</text:p>
          <text:p text:style-name="P22"><text:s/>6.2.6 Duplicate Node ID Handling<text:tab/>5</text:p>
          <text:p text:style-name="P21"><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11-30T22:49:23.99">11/3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11-30T22:49:23.99">Nov 30,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11-30T22:49:23.99">11/30/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4</meta:editing-cycles>
    <meta:editing-duration>P3DT14H41M</meta:editing-duration>
    <meta:generator>OpenOffice.org/3.4.1$Unix OpenOffice.org_project/341m1$Build-9593</meta:generator>
    <dc:date>2012-11-30T22:49:24</dc:date>
    <dc:creator>Bob Jacobsen</dc:creator>
    <meta:keyword>OpenLCB-CANFrame Transfer</meta:keyword>
    <meta:printed-by>Bob Jacobsen</meta:printed-by>
    <meta:print-date>2010-10-15T15:58:33</meta:print-date>
    <meta:document-statistic meta:table-count="3" meta:image-count="1" meta:object-count="0" meta:page-count="6" meta:paragraph-count="146" meta:word-count="1905" meta:character-count="11222"/>
    <meta:user-defined meta:name="Info 1"/>
    <meta:user-defined meta:name="Info 2"/>
    <meta:user-defined meta:name="Info 3"/>
    <meta:user-defined meta:name="Info 4"/>
  </office:meta>
</office:document-meta>
</file>